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6.932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10.596cm"/>
    </style:style>
    <style:style style:name="co17" style:family="table-column">
      <style:table-column-properties fo:break-before="auto" style:column-width="8.371cm"/>
    </style:style>
    <style:style style:name="co18" style:family="table-column">
      <style:table-column-properties fo:break-before="auto" style:column-width="4.976cm"/>
    </style:style>
    <style:style style:name="co19" style:family="table-column">
      <style:table-column-properties fo:break-before="auto" style:column-width="5.235cm"/>
    </style:style>
    <style:style style:name="co20" style:family="table-column">
      <style:table-column-properties fo:break-before="auto" style:column-width="5.851cm"/>
    </style:style>
    <style:style style:name="co21" style:family="table-column">
      <style:table-column-properties fo:break-before="auto" style:column-width="3.244cm"/>
    </style:style>
    <style:style style:name="co22" style:family="table-column">
      <style:table-column-properties fo:break-before="auto" style:column-width="9.91cm"/>
    </style:style>
    <style:style style:name="co23" style:family="table-column">
      <style:table-column-properties fo:break-before="auto" style:column-width="8.2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196cm" fo:break-before="auto" style:use-optimal-row-height="tru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789cm" fo:break-before="auto" style:use-optimal-row-height="true"/>
    </style:style>
    <style:style style:name="ro14" style:family="table-row">
      <style:table-row-properties style:row-height="1.939cm" fo:break-before="auto" style:use-optimal-row-height="true"/>
    </style:style>
    <style:style style:name="ro15" style:family="table-row">
      <style:table-row-properties style:row-height="0.6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" fo:font-size="9pt" style:font-name-asian="나눔고딕" style:font-size-asian="9pt" style:font-size-complex="9pt"/>
    </style:style>
    <style:style style:name="ce73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" fo:font-size="9pt" style:font-name-asian="나눔고딕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" fo:font-size="9pt" style:font-name-asian="나눔고딕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" fo:font-size="9pt" style:font-name-asian="나눔고딕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" fo:font-size="9pt" style:font-name-asian="나눔고딕" style:font-size-asian="9pt" style:font-size-complex="9pt"/>
    </style:style>
    <style:style style:name="ce119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" fo:font-size="9pt" style:font-name-asian="나눔고딕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00" style:family="table-cell" style:parent-style-name="Default">
      <style:table-cell-properties fo:background-color="#dddddd" fo:wrap-option="wrap"/>
    </style:style>
    <style:style style:name="ce13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131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3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4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3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36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42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3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4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45" style:family="table-cell" style:parent-style-name="Default">
      <style:table-cell-properties fo:background-color="#dee6ef"/>
    </style:style>
    <style:style style:name="ce146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9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0" style:family="table-cell" style:parent-style-name="Default">
      <style:table-cell-properties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5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2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7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70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1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65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73"/>
        <table:table-column table:style-name="co3" table:default-cell-style-name="ce73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19"/>
        <table:table-column table:style-name="co10" table:default-cell-style-name="ce119"/>
        <table:table-column table:style-name="co11" table:default-cell-style-name="ce119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7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7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10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35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05">
            <calcext:condition calcext:apply-style-name="Error" calcext:value="duplicate" calcext:base-cell-address="list.B3"/>
          </calcext:conditional-format>
          <calcext:conditional-format calcext:target-range-address="list.C3:list.C205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table:table-column table:style-name="co15" table:default-cell-style-name="ce73"/>
        <table:table-column table:style-name="co16" table:default-cell-style-name="ce145"/>
        <table:table-column table:style-name="co17" table:default-cell-style-name="Default"/>
        <table:table-column table:style-name="co18" table:default-cell-style-name="ce119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130" office:value-type="string" calcext:value-type="string">
            <text:p>개발사 이름</text:p>
          </table:table-cell>
          <table:table-cell table:style-name="ce135" office:value-type="string" calcext:value-type="string">
            <text:p>소재지</text:p>
          </table:table-cell>
          <table:table-cell table:style-name="ce135" office:value-type="string" calcext:value-type="string">
            <text:p>홈페이지/블로그</text:p>
          </table:table-cell>
          <table:table-cell table:style-name="ce135" office:value-type="string" calcext:value-type="string">
            <text:p>E-mail</text:p>
          </table:table-cell>
          <table:table-cell table:style-name="ce135" office:value-type="string" calcext:value-type="string">
            <text:p>Social Media 1</text:p>
          </table:table-cell>
          <table:table-cell table:style-name="ce135" office:value-type="string" calcext:value-type="string">
            <text:p>Social Media 2</text:p>
          </table:table-cell>
          <table:table-cell table:style-name="ce135" office:value-type="string" calcext:value-type="string">
            <text:p>Social Media 3</text:p>
          </table:table-cell>
          <table:table-cell table:style-name="ce135" office:value-type="string" calcext:value-type="string">
            <text:p>기타</text:p>
          </table:table-cell>
        </table:table-row>
        <table:table-row table:style-name="ro1">
          <table:table-cell table:style-name="ce131" office:value-type="string" calcext:value-type="string">
            <text:p>(주)행복한다람쥐단( Happy Daram Inc. )</text:p>
          </table:table-cell>
          <table:table-cell table:style-name="ce136" office:value-type="string" calcext:value-type="string">
            <text:p>인천광역시 부평구 부평대로 293 부평테크시티 909호( 대표 이현정 )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2oclock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5minlab Corp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ction Square(STUDIO HG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ction Square(Studio HG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feel inc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 Fin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IVE Inc.</text:p>
          </table:table-cell>
          <table:table-cell table:style-name="ce136" office:value-type="string" calcext:value-type="string">
            <text:p>경기도 수원시 영통구 광교중앙로 170 301호 얼라이브 게임 스튜디오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LAF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pheratz*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TARI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STEROID-J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voCavo</text:p>
          </table:table-cell>
          <table:table-cell table:style-name="ce142"/>
          <table:table-cell table:style-name="ce146"/>
          <table:table-cell table:style-name="ce154"/>
          <table:table-cell table:style-name="ce150" office:value-type="string" calcext:value-type="string">
            <text:p><text:span text:style-name="T4"><text:a xlink:href="https://twitter.com/avocavo_fruit" xlink:type="simple">https://twitter.com/avocavo_fruit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base0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BK dddDang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Buff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andL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assel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2">
          <table:table-cell table:style-name="ce131" office:value-type="string" calcext:value-type="string">
            <text:p>Catdoors</text:p>
          </table:table-cell>
          <table:table-cell table:style-name="ce142"/>
          <table:table-cell table:style-name="ce146" office:value-type="string" calcext:value-type="string">
            <text:p><text:a xlink:href="https://catdoors.tistory.com/" xlink:type="simple">https://catdoors.tistory.com/</text:a></text:p>
          </table:table-cell>
          <table:table-cell table:style-name="ce154" office:value-type="string" calcext:value-type="string">
            <text:p><text:a xlink:href="mailto:motea230@naver.com" xlink:type="simple">motea230@naver.com</text:a></text:p>
          </table:table-cell>
          <table:table-cell table:style-name="ce146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46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46"/>
          <table:table-cell table:style-name="ce146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131" office:value-type="string" calcext:value-type="string">
            <text:p>CFK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h.ZBK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halkseagull</text:p>
          </table:table-cell>
          <table:table-cell table:style-name="ce142"/>
          <table:table-cell table:style-name="ce146" office:value-type="string" calcext:value-type="string">
            <text:p><text:span text:style-name="T5"><text:a xlink:href="https://chalkseagull.com/" xlink:type="simple">https://chalkseagull.com/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odename Bo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ogo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ushKim</text:p>
          </table:table-cell>
          <table:table-cell table:style-name="ce142"/>
          <table:table-cell table:style-name="ce146"/>
          <table:table-cell table:style-name="ce154"/>
          <table:table-cell table:style-name="ce149" office:value-type="string" calcext:value-type="string">
            <text:p><text:span text:style-name="T5"><text:a xlink:href="https://twitter.com/cushkim25" xlink:type="simple">https://twitter.com/cushkim25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DakeCraft</text:p>
          </table:table-cell>
          <table:table-cell table:style-name="ce142"/>
          <table:table-cell table:style-name="ce149" office:value-type="string" calcext:value-type="string">
            <text:p><text:span text:style-name="T5"><text:a xlink:href="https://dakecraft.com/" xlink:type="simple">https://dakecraft.com/</text:a></text:span></text:p>
          </table:table-cell>
          <table:table-cell table:style-name="ce155" office:value-type="string" calcext:value-type="string">
            <text:p><text:span text:style-name="T5"><text:a xlink:href="mailto:book732732@naver.com" xlink:type="simple">book732732@naver.com</text:a></text:span></text:p>
          </table:table-cell>
          <table:table-cell table:style-name="ce149" office:value-type="string" calcext:value-type="string">
            <text:p>Discord: 데크크래프트#4923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Dandyl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arong Studio</text:p>
          </table:table-cell>
          <table:table-cell table:style-name="ce136" office:value-type="string" calcext:value-type="string">
            <text:p>경기도 성남시 분당구 성남대로331번길 8, 19층 (정자동,킨스타워)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CATREE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erFarm</text:p>
          </table:table-cell>
          <table:table-cell table:style-name="ce142"/>
          <table:table-cell table:style-name="ce146"/>
          <table:table-cell table:style-name="ce157" office:value-type="string" calcext:value-type="string">
            <text:p><text:span text:style-name="T4"><text:a xlink:href="mailto:bzerox7@gmail.com" xlink:type="simple">bzerox7@gmail.com</text:a></text:span></text:p>
          </table:table-cell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vespresso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vmaru Inc.</text:p>
          </table:table-cell>
          <table:table-cell table:style-name="ce142" office:value-type="string" calcext:value-type="string">
            <text:p>경기도 용인시 수지구 신수로 767 분당수지U타워 a동 1701호</text:p>
          </table:table-cell>
          <table:table-cell table:style-name="ce149" office:value-type="string" calcext:value-type="string">
            <text:p><text:span text:style-name="T5"><text:a xlink:href="https://devmaru.net/sub/contact.html" xlink:type="simple">https://devmaru.net/sub/contact.html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izcon</text:p>
          </table:table-cell>
          <table:table-cell table:style-name="ce142" office:value-type="string" calcext:value-type="string">
            <text:p>부산광역시 사상구 주례로 47, 동서대학교 시티엘관(15번건물) 104호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OTORI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OWNFALLEN T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31" office:value-type="string" calcext:value-type="string">
            <text:p>dumm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Embark Studios</text:p>
          </table:table-cell>
          <table:table-cell table:style-name="ce142"/>
          <table:table-cell table:style-name="ce150" office:value-type="string" calcext:value-type="string">
            <text:p><text:span text:style-name="T4"><text:a xlink:href="https://www.embark-studios.com/about" xlink:type="simple">https://www.embark-studios.com/about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feemodev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1">
          <table:table-cell table:style-name="ce131" office:value-type="string" calcext:value-type="string">
            <text:p>FLINT</text:p>
          </table:table-cell>
          <table:table-cell table:style-name="ce136" office:value-type="string" calcext:value-type="string">
            <text:p><text:span text:style-name="T4">법인명(상호): (주)플린트</text:span></text:p>
            <text:p><text:span text:style-name="T4">대표자(성명): 김영모</text:span></text:p>
            <text:p><text:span text:style-name="T4">사업자등록번호: 220-88-61142</text:span></text:p>
            <text:p><text:span text:style-name="T4">서울특별시 강남구 테헤란로414, 11층 (L&amp;B타워)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FrogPart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G1 Playgroun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GlassCat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Growing Seeds</text:p>
          </table:table-cell>
          <table:table-cell table:style-name="ce142" office:value-type="string" calcext:value-type="string">
            <text:p>경기 안양시 동안구 시민대로327번길 11-41, 502호</text:p>
          </table:table-cell>
          <table:table-cell table:style-name="ce146" office:value-type="string" calcext:value-type="string">
            <text:p><text:a xlink:href="http://www.gseeds.co.kr/" xlink:type="simple">http://www.gseeds.co.kr</text:a></text:p>
          </table:table-cell>
          <table:table-cell table:style-name="ce154" office:value-type="string" calcext:value-type="string">
            <text:p><text:a xlink:href="mailto:help@gseed.co.kr" xlink:type="simple">help@gseed.co.kr</text:a></text:p>
          </table:table-cell>
          <table:table-cell table:style-name="ce146" table:number-columns-repeated="3"/>
          <table:table-cell table:style-name="ce146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31" office:value-type="string" calcext:value-type="string">
            <text:p>HandMade Ga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Hardtalk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Hoochoo Game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ce Shovel 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KINA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ev-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ICAVA INTERACTIV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igoBlue Gam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RONMACE 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ckto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emin Park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esung Kim, Jongseop Lee, Hyunggu Ha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mong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ellypig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ellySnow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ena MAKF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IWIWALK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RAFTON,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LeeBbunsik</text:p>
          </table:table-cell>
          <table:table-cell table:style-name="ce142"/>
          <table:table-cell table:style-name="ce146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54" office:value-type="string" calcext:value-type="string">
            <text:p><text:a xlink:href="mailto:malgoos7949@gmail.com" xlink:type="simple">malgoos7949@gmail.com</text:a></text:p>
          </table:table-cell>
          <table:table-cell table:style-name="ce146" office:value-type="string" calcext:value-type="string">
            <text:p><text:a xlink:href="https://twitter.com/LeeBbunsik" xlink:type="simple">https://twitter.com/LeeBbunsik</text:a></text:p>
          </table:table-cell>
          <table:table-cell table:style-name="ce146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46" table:number-columns-repeated="2"/>
        </table:table-row>
        <table:table-row table:style-name="ro1">
          <table:table-cell table:style-name="ce131" office:value-type="string" calcext:value-type="string">
            <text:p>Lyrebird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ACKINN7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Magic Cube</text:p>
          </table:table-cell>
          <table:table-cell table:style-name="ce142" office:value-type="string" calcext:value-type="string">
            <text:p>1219,Bucksan e-Centum Class One, 99, Centum dong-ro,</text:p>
            <text:p>Haeundae-gu, Busan, Korea</text:p>
          </table:table-cell>
          <table:table-cell table:style-name="ce146"/>
          <table:table-cell table:style-name="ce154" office:value-type="string" calcext:value-type="string">
            <text:p><text:span text:style-name="T4"><text:a xlink:href="mailto:magiccubegames@gmail.com" xlink:type="simple">magiccubegames@gmail.com</text:a></text:span></text:p>
          </table:table-cell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atthewston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egusta Ga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etacra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idnightWork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INTROCKE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onster Guide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oonlab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anali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novice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POPCORN Cor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WIZ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imble Neur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omary</text:p>
          </table:table-cell>
          <table:table-cell table:style-name="ce142"/>
          <table:table-cell table:style-name="ce146"/>
          <table:table-cell table:style-name="ce154"/>
          <table:table-cell table:style-name="ce149" office:value-type="string" calcext:value-type="string">
            <text:p><text:span text:style-name="T5"><text:a xlink:href="https://twitter.com/nomaryda" xlink:type="simple">https://twitter.com/nomaryda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Ocean Drive Studio,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nfire Games</text:p>
          </table:table-cell>
          <table:table-cell table:style-name="ce142"/>
          <table:table-cell table:style-name="ce149" office:value-type="string" calcext:value-type="string">
            <text:p><text:span text:style-name="T5"><text:a xlink:href="https://blog.naver.com/onfiregames/222782695332" xlink:type="simple">https://blog.naver.com/onfiregames/222782695332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oz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utsiderKids Corp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.S.B (iNsOoL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alm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arange Projec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iedPipers T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ixellore Inc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okPoong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rojectMo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UMPKI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QuattroGear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ainbow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EDRAY</text:p>
          </table:table-cell>
          <table:table-cell table:style-name="ce142"/>
          <table:table-cell table:style-name="ce146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54"/>
          <table:table-cell table:style-name="ce146" office:value-type="string" calcext:value-type="string">
            <text:p><text:a xlink:href="https://twitter.com/REDRAY_dev" xlink:type="simple">https://twitter.com/REDRAY_dev</text:a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REMIMORY</text:p>
          </table:table-cell>
          <table:table-cell table:style-name="ce142"/>
          <table:table-cell table:style-name="ce146"/>
          <table:table-cell table:style-name="ce154"/>
          <table:table-cell/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REXECH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ootless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ootnstudio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EROSO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hedi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inkhol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mi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NNORI Cor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uthpaw Games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parky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PRING Games</text:p>
          </table:table-cell>
          <table:table-cell table:style-name="ce142"/>
          <table:table-cell table:style-name="ce146" office:value-type="string" calcext:value-type="string">
            <text:p><text:a xlink:href="https://www.springtoast.com/" xlink:type="simple">https://www.springtoast.com/</text:a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QUARE PIXEL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3">
          <table:table-cell table:style-name="ce132" office:value-type="string" calcext:value-type="string">
            <text:p>Starlike Inc.</text:p>
          </table:table-cell>
          <table:table-cell table:style-name="ce136" office:value-type="string" calcext:value-type="string">
            <text:p><text:span text:style-name="T4">전라북도 전주시 덕진구 오공로 123 전북테크비즈센터 908호</text:span></text:p>
            <text:p/>
            <text:p><text:span text:style-name="T4">대표이사 채병효 ｜ 사업자등록번호 299-81-02494</text:span></text:p>
            <text:p/>
            <text:p><text:span text:style-name="T4">이용약관개인정보처리방침</text:span></text:p>
            <text:p><text:span text:style-name="T4">Copyright ⓒ 2023 스타라이크 주식회사 All rights reserved.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riking Distance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Doodal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HG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LEF</text:p>
          </table:table-cell>
          <table:table-cell table:style-name="ce142"/>
          <table:table-cell table:style-name="ce146"/>
          <table:table-cell table:style-name="ce154"/>
          <table:table-cell table:style-name="ce146" office:value-type="string" calcext:value-type="string">
            <text:p><text:span text:style-name="T4"><text:a xlink:href="https://twitter.com/Lets_EatFirst" xlink:type="simple">https://twitter.com/Lets_EatFirst</text:a></text:span></text:p>
          </table:table-cell>
          <table:table-cell table:style-name="ce146" table:number-columns-repeated="3"/>
        </table:table-row>
        <table:table-row table:style-name="ro1">
          <table:table-cell table:style-name="ce132" office:value-type="string" calcext:value-type="string">
            <text:p>Studio Ly</text:p>
          </table:table-cell>
          <table:table-cell table:style-name="ce142"/>
          <table:table-cell table:style-name="ce146"/>
          <table:table-cell table:style-name="ce154" office:value-type="string" calcext:value-type="string">
            <text:p><text:a xlink:href="mailto:sonic1357@naver.com" xlink:type="simple">sonic1357@naver.com</text:a></text:p>
          </table:table-cell>
          <table:table-cell table:style-name="ce146" office:value-type="string" calcext:value-type="string">
            <text:p><text:a xlink:href="https://twitter.com/Studio_Ly" xlink:type="simple">https://twitter.com/Studio_Ly</text:a>_</text:p>
          </table:table-cell>
          <table:table-cell table:style-name="ce146" office:value-type="string" calcext:value-type="string">
            <text:p><text:a xlink:href="https://twitter.com/lychoi2000" xlink:type="simple">https://twitter.com/lychoi2000</text:a></text:p>
          </table:table-cell>
          <table:table-cell table:style-name="ce146" table:number-columns-repeated="2"/>
        </table:table-row>
        <table:table-row table:style-name="ro1">
          <table:table-cell table:style-name="ce132" office:value-type="string" calcext:value-type="string">
            <text:p>Studio Sot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2" office:value-type="string" calcext:value-type="string">
            <text:p>Sujin Ri, Marcos Arroyo, Seona Lee, Somi Lee, Sohyeon Je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2" office:value-type="string" calcext:value-type="string">
            <text:p>Sujin Ri, Yunjeong Yun, Hyein Go, Minsu Ock, Marcos Arroyo, Seona Lee, Sohyeon Je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4">
          <table:table-cell table:style-name="ce132" office:value-type="string" calcext:value-type="string">
            <text:p>SUNCYAN studio</text:p>
          </table:table-cell>
          <table:table-cell table:style-name="ce142" office:value-type="string" calcext:value-type="string">
            <text:p>서울특별시 금천구 가산디지털2로 95, 1211호(가산동, KM TOWER)</text:p>
          </table:table-cell>
          <table:table-cell table:style-name="ce146" office:value-type="string" calcext:value-type="string">
            <text:p><text:a xlink:href="https://www.suncyan.com/" xlink:type="simple">https://www.suncyan.com/</text:a></text:p>
          </table:table-cell>
          <table:table-cell table:style-name="ce154" office:value-type="string" calcext:value-type="string">
            <text:p><text:a xlink:href="mailto:suncyan@suncyan.com" xlink:type="simple">suncyan@suncyan.com</text:a></text:p>
          </table:table-cell>
          <table:table-cell table:style-name="ce146" office:value-type="string" calcext:value-type="string">
            <text:p><text:a xlink:href="https://www.facebook.com/profile.php?id=61552325537273&amp;mibextid=ZbWKwL" xlink:type="simple">https://www.facebook.com/profile.php?id=61552325537273&amp;mibextid=ZbWKwL</text:a></text:p>
          </table:table-cell>
          <table:table-cell table:style-name="ce146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46"/>
          <table:table-cell table:style-name="ce146" office:value-type="string" calcext:value-type="string">
            <text:p>주식회사 선시안</text:p>
            <text:p>대표 권오준</text:p>
            <text:p>사업자등록번호 392-88-02623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32" office:value-type="string" calcext:value-type="string">
            <text:p>Sunflo Labs</text:p>
          </table:table-cell>
          <table:table-cell table:style-name="ce142"/>
          <table:table-cell table:style-name="ce149" office:value-type="string" calcext:value-type="string">
            <text:p><text:span text:style-name="T5"><text:a xlink:href="https://blog.naver.com/sunflof/221978112012" xlink:type="simple">https://blog.naver.com/sunflof/221978112012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UNNY SIDE U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4">
          <table:table-cell table:style-name="ce132" office:value-type="string" calcext:value-type="string">
            <text:p>TALESSHOP Co., Ltd.</text:p>
          </table:table-cell>
          <table:table-cell table:style-name="ce142" office:value-type="string" calcext:value-type="string">
            <text:p><text:span text:style-name="T4">주식회사 테일즈샵 / 대표이사: 한준</text:span></text:p>
            <text:p><text:span text:style-name="T4">사업자등록번호: 350-87-00380</text:span></text:p>
            <text:p><text:span text:style-name="T4">통신판매업 제 2016-인천부평-0565 호 </text:span></text:p>
            <text:p><text:span text:style-name="T4">인천 광역시 부평구 경원대로 1354번길 4 아이홈 1401호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217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ETTU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Gypsophila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HORA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Mona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Samoye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Sunea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emo 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2" office:value-type="string" calcext:value-type="string">
            <text:p>THEAND Co.</text:p>
          </table:table-cell>
          <table:table-cell table:style-name="ce142" office:value-type="string" calcext:value-type="string">
            <text:p>대전광역시 유성구 대덕대로 512번길 20</text:p>
            <text:p>글로벌게임센터 201호</text:p>
          </table:table-cell>
          <table:table-cell table:style-name="ce146" office:value-type="string" calcext:value-type="string">
            <text:p><text:a xlink:href="https://theand.kr/" xlink:type="simple">https://theand.kr/</text:a></text:p>
          </table:table-cell>
          <table:table-cell table:style-name="ce154" office:value-type="string" calcext:value-type="string">
            <text:p><text:a xlink:href="mailto:min@theandgames.com" xlink:type="simple">min@theandgames.com</text:a></text:p>
          </table:table-cell>
          <table:table-cell table:style-name="ce146" table:number-columns-repeated="3"/>
          <table:table-cell table:style-name="ce146" office:value-type="string" calcext:value-type="string">
            <text:p>042. 864. 1254</text:p>
          </table:table-cell>
        </table:table-row>
        <table:table-row table:style-name="ro1">
          <table:table-cell table:style-name="ce132" office:value-type="string" calcext:value-type="string">
            <text:p>Tinogames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oward Inc.</text:p>
          </table:table-cell>
          <table:table-cell table:style-name="ce142"/>
          <table:table-cell table:style-name="ce146"/>
          <table:table-cell table:style-name="ce154"/>
          <table:table-cell table:style-name="ce146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46" table:number-columns-repeated="3"/>
        </table:table-row>
        <table:table-row table:style-name="ro1">
          <table:table-cell table:style-name="ce132" office:value-type="string" calcext:value-type="string">
            <text:p>Turtle Cr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Uneducated Gam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Valsar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5">
          <table:table-cell table:style-name="ce132" office:value-type="string" calcext:value-type="string">
            <text:p>WAFFLE GAMES</text:p>
          </table:table-cell>
          <table:table-cell table:style-name="ce136" office:value-type="string" calcext:value-type="string">
            <text:p><text:span text:style-name="T4">충청북도 청주시 청원구 상당로 314/ 청주첨단문화산업단지 2층 ******</text:span></text:p>
            <text:p><text:span text:style-name="T4">(폐업자는 주소 일부가 ** 표시됩니다)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WID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WONDER POT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XINESS Co,. Ltd.</text:p>
          </table:table-cell>
          <table:table-cell table:style-name="ce136" office:value-type="string" calcext:value-type="string">
            <text:p>서울 구로구 디지털로33길 11, 503호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YGGDRASIL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ZZIC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깡토 스튜디오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/>
          <table:table-cell table:style-name="ce143"/>
          <table:table-cell table:style-name="ce151"/>
          <table:table-cell table:style-name="ce170"/>
          <table:table-cell table:style-name="ce151" table:number-columns-repeated="4"/>
        </table:table-row>
        <table:table-row table:style-name="ro1" table:number-rows-repeated="7">
          <table:table-cell table:style-name="ce133"/>
          <table:table-cell table:style-name="ce144"/>
          <table:table-cell table:style-name="ce152"/>
          <table:table-cell table:style-name="ce171"/>
          <table:table-cell table:style-name="ce152" table:number-columns-repeated="4"/>
        </table:table-row>
        <table:table-row table:style-name="ro1" table:number-rows-repeated="861">
          <table:table-cell table:style-name="ce134"/>
          <table:table-cell table:number-columns-repeated="7"/>
        </table:table-row>
        <table:table-row table:style-name="ro1" table:number-rows-repeated="1047564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developer.A2:developer.A105">
            <calcext:condition calcext:apply-style-name="Error" calcext:value="duplicate" calcext:base-cell-address="developer.A2"/>
          </calcext:conditional-format>
          <calcext:conditional-format calcext:target-range-address="developer.A1:developer.A1011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table:table-column table:style-name="co23" table:default-cell-style-name="ce129"/>
        <table:table-column table:style-name="co14" table:default-cell-style-name="ce85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71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04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10" table:on-update-keep-styles="true" table:on-update-keep-size="false"/>
        <table:database-range table:name="developer_table" table:target-range-address="developer.A2:developer.F1010" table:on-update-keep-styles="true" table:on-update-keep-size="false"/>
        <table:database-range table:name="game_table" table:target-range-address="list.B184:list.C185" table:on-update-keep-styles="true" table:on-update-keep-size="false"/>
        <table:database-range table:name="publisher_name_list" table:target-range-address="publisher.A2:publisher.A1004" table:on-update-keep-styles="true" table:on-update-keep-size="false"/>
        <table:database-range table:name="__Anonymous_Sheet_DB__0" table:target-range-address="list.B2:list.I205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G150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0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1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1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7">00/00/0000</text:date>, <text:time style:data-style-name="N2" text:time-value="07:43:39.138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1-17T07:45:39.677000000</dc:date>
    <meta:editing-duration>P1DT18H16M16S</meta:editing-duration>
    <meta:editing-cycles>646</meta:editing-cycles>
    <meta:document-statistic meta:table-count="3" meta:cell-count="1898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